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false" fo:min-height="0.864cm" fo:min-width="3.818cm" fo:padding-left="0cm" fo:padding-right="0cm"/>
    </style:style>
    <style:style style:name="gr2" style:family="graphic" style:parent-style-name="standard">
      <style:graphic-properties draw:stroke="none" svg:stroke-color="#000000" draw:fill="none" draw:fill-color="#ffffff" draw:auto-grow-width="false" fo:min-height="0.712cm" fo:min-width="3.818cm"/>
    </style:style>
    <style:style style:name="gr3" style:family="graphic" style:parent-style-name="objectwithoutfill">
      <style:graphic-properties svg:stroke-width="0.05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-33% 58%" style:font-name="Liberation Sans1" style:font-name-asian="Liberation Sans1" style:font-name-complex="Liberation Sans1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4.318cm" svg:height="1.114cm" svg:x="6.842cm" svg:y="5.191cm">
          <draw:text-box>
            <text:p text:style-name="P1">σ<text:span text:style-name="T1">bid = 100 ∧ rating &gt; 5</text:span></text:p>
          </draw:text-box>
        </draw:frame>
        <draw:frame draw:style-name="gr2" draw:text-style-name="P2" xml:id="id1" draw:id="id1" draw:layer="layout" svg:width="4.318cm" svg:height="1.114cm" svg:x="6.842cm" svg:y="6.744cm">
          <draw:text-box>
            <text:p text:style-name="P1"><text:span text:style-name="T2">⨝</text:span><text:span text:style-name="T3">sid=sid</text:span></text:p>
          </draw:text-box>
        </draw:frame>
        <draw:frame draw:style-name="gr2" draw:text-style-name="P4" xml:id="id3" draw:id="id3" draw:layer="layout" svg:width="4.318cm" svg:height="0.962cm" svg:x="4.683cm" svg:y="8.366cm">
          <draw:text-box>
            <text:p text:style-name="P3"><text:span text:style-name="T4">Reserves</text:span></text:p>
          </draw:text-box>
        </draw:frame>
        <draw:frame draw:style-name="gr2" draw:text-style-name="P4" xml:id="id4" draw:id="id4" draw:layer="layout" svg:width="4.318cm" svg:height="0.962cm" svg:x="9.001cm" svg:y="8.366cm">
          <draw:text-box>
            <text:p text:style-name="P3"><text:span text:style-name="T4">Condition</text:span></text:p>
          </draw:text-box>
        </draw:frame>
        <draw:connector draw:style-name="gr3" draw:text-style-name="P5" draw:layer="layout" draw:type="line" svg:x1="9.001cm" svg:y1="6.744cm" svg:x2="9.001cm" svg:y2="6.305cm" draw:start-shape="id1" draw:start-glue-point="0" draw:end-shape="id2" draw:end-glue-point="2" svg:d="M9001 6744v-439" svg:viewBox="0 0 1 440">
          <text:p/>
        </draw:connector>
        <draw:connector draw:style-name="gr3" draw:text-style-name="P5" draw:layer="layout" draw:type="line" svg:x1="6.842cm" svg:y1="8.366cm" svg:x2="9.001cm" svg:y2="7.858cm" draw:start-shape="id3" draw:start-glue-point="0" draw:end-shape="id1" draw:end-glue-point="2" svg:d="M6842 8366l2159-508" svg:viewBox="0 0 2160 509">
          <text:p/>
        </draw:connector>
        <draw:connector draw:style-name="gr3" draw:text-style-name="P5" draw:layer="layout" draw:type="line" svg:x1="11.16cm" svg:y1="8.366cm" svg:x2="9.001cm" svg:y2="7.858cm" draw:start-shape="id4" draw:start-glue-point="0" draw:end-shape="id1" draw:end-glue-point="2" svg:d="M11160 8366l-2159-508" svg:viewBox="0 0 2160 509">
          <text:p/>
        </draw:connector>
        <draw:frame draw:style-name="gr1" draw:text-style-name="P2" xml:id="id5" draw:id="id5" draw:layer="layout" svg:width="4.318cm" svg:height="1.114cm" svg:x="6.842cm" svg:y="3.667cm">
          <draw:text-box>
            <text:p text:style-name="P1">π<text:span text:style-name="T1">sname</text:span></text:p>
          </draw:text-box>
        </draw:frame>
        <draw:connector draw:style-name="gr3" draw:text-style-name="P5" draw:layer="layout" draw:type="line" svg:x1="9.001cm" svg:y1="5.191cm" svg:x2="9.001cm" svg:y2="4.781cm" draw:start-shape="id2" draw:start-glue-point="0" draw:end-shape="id5" draw:end-glue-point="2" svg:d="M9001 5191v-410" svg:viewBox="0 0 1 4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00:57:40.382795996</meta:creation-date>
    <dc:date>2015-03-21T19:52:18.388671921</dc:date>
    <meta:editing-duration>PT58M5S</meta:editing-duration>
    <meta:editing-cycles>4</meta:editing-cycles>
    <meta:generator>LibreOffice/4.4.1.2$Linux_X86_64 LibreOffice_project/40m0$Build-2</meta:generator>
    <meta:document-statistic meta:object-count="9"/>
  </office:meta>
</office:document-meta>
</file>